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3pt" fo:font-weight="bold" officeooo:rsid="001e1759" officeooo:paragraph-rsid="001e1759" style:font-size-asian="13pt" style:font-weight-asian="bold" style:font-size-complex="13pt" style:font-weight-complex="bold"/>
    </style:style>
    <style:style style:name="P2" style:family="paragraph" style:parent-style-name="Standard">
      <style:text-properties style:font-name="Courier New" fo:font-size="13pt" fo:font-weight="bold" officeooo:rsid="0021a8ce" officeooo:paragraph-rsid="0021a8ce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Courier New" fo:font-size="12pt" fo:font-weight="normal" officeooo:rsid="001e1759" officeooo:paragraph-rsid="001e1759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Courier New" fo:font-size="12pt" style:text-underline-style="none" fo:font-weight="normal" officeooo:rsid="001e1b49" officeooo:paragraph-rsid="001e1759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Courier New" fo:font-size="12pt" style:text-underline-style="solid" style:text-underline-width="auto" style:text-underline-color="font-color" fo:font-weight="normal" officeooo:rsid="001e1b49" officeooo:paragraph-rsid="001e1b49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Courier New" fo:font-size="12pt" style:text-underline-style="none" fo:font-weight="normal" officeooo:rsid="001e1b49" officeooo:paragraph-rsid="001e1b49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Courier New" fo:font-size="12pt" style:text-underline-style="solid" style:text-underline-width="auto" style:text-underline-color="font-color" fo:font-weight="bold" officeooo:rsid="001e1b49" officeooo:paragraph-rsid="001e1b49" style:font-size-asian="10.5pt" style:font-weight-asian="bold" style:font-size-complex="12pt" style:font-weight-complex="bold"/>
    </style:style>
    <style:style style:name="P8" style:family="paragraph" style:parent-style-name="Standard">
      <style:text-properties style:font-name="Courier New" fo:font-size="12pt" style:text-underline-style="none" fo:font-weight="normal" officeooo:rsid="001e4d86" officeooo:paragraph-rsid="001e4d86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Courier New" fo:font-size="12pt" style:text-underline-style="solid" style:text-underline-width="auto" style:text-underline-color="font-color" fo:font-weight="bold" officeooo:rsid="001e4d86" officeooo:paragraph-rsid="001e4d86" style:font-size-asian="10.5pt" style:font-weight-asian="bold" style:font-size-complex="12pt" style:font-weight-complex="bold"/>
    </style:style>
    <style:style style:name="P10" style:family="paragraph" style:parent-style-name="Standard">
      <style:text-properties style:font-name="Courier New" fo:font-size="12pt" style:text-underline-style="none" fo:font-weight="bold" officeooo:rsid="001e4d86" officeooo:paragraph-rsid="001e4d86" style:font-size-asian="10.5pt" style:font-weight-asian="bold" style:font-size-complex="12pt" style:font-weight-complex="bold"/>
    </style:style>
    <style:style style:name="T1" style:family="text">
      <style:text-properties officeooo:rsid="0021a8ce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21a8ce" style:font-weight-asian="bold" style:font-weight-complex="bold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solid" style:text-underline-type="double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21a8ce"/>
    </style:style>
    <style:style style:name="T8" style:family="text">
      <style:text-properties style:text-underline-style="none" officeooo:rsid="001e1b49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1a8ce" style:font-weight-asian="bold" style:font-weight-complex="bold"/>
    </style:style>
    <style:style style:name="T11" style:family="text">
      <style:text-properties style:text-underline-style="solid" style:text-underline-type="double" style:text-underline-width="auto" style:text-underline-color="font-color" officeooo:rsid="0021a8ce"/>
    </style:style>
    <style:style style:name="T12" style:family="text">
      <style:text-properties officeooo:rsid="001e4d86"/>
    </style:style>
    <style:style style:name="T13" style:family="text">
      <style:text-properties style:text-underline-style="solid" style:text-underline-width="auto" style:text-underline-color="font-color" fo:font-weight="bold" officeooo:rsid="001e4d86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<text:span text:style-name="T1">ctividad</text:span> 4.1</text:p>
      <text:p text:style-name="P1">T<text:span text:style-name="T1">ema</text:span> 4: <text:span text:style-name="T1">Modelo Relacional</text:span></text:p>
      <text:p text:style-name="P2">Daniel Pino Gómez</text:p>
      <text:p text:style-name="P1"/>
      <text:p text:style-name="P3"><text:span text:style-name="T2">E</text:span><text:span text:style-name="T3">jercicio</text:span><text:span text:style-name="T2"> 1:</text:span> </text:p>
      <text:p text:style-name="P3"/>
      <text:p text:style-name="P3">Vehículos(<text:span text:style-name="T2">#id</text:span><text:span text:style-name="T4">, </text:span><text:span text:style-name="T5">matrícula</text:span><text:span text:style-name="T6">, </text:span><text:span text:style-name="T5">n_bastidor</text:span><text:span text:style-name="T6">-</text:span><text:span text:style-name="T7">*</text:span><text:span text:style-name="T6">, </text:span><text:span text:style-name="T8">fech_matrícula, modelo, marca, cilindrada-*, motor, color-*, antiguedad-d</text:span><text:span text:style-name="T7">)</text:span></text:p>
      <text:p text:style-name="P4"/>
      <text:p text:style-name="P4"/>
      <text:p text:style-name="P5"><text:span text:style-name="T9">E</text:span><text:span text:style-name="T10">jercicio</text:span><text:span text:style-name="T9"> 2:</text:span><text:span text:style-name="T6"> </text:span></text:p>
      <text:p text:style-name="P6"/>
      <text:p text:style-name="P6">Libro(<text:span text:style-name="T2">#id</text:span><text:span text:style-name="T9">, </text:span>titulo, <text:span text:style-name="T11">ISBN</text:span><text:span text:style-name="T1">,</text:span> páginas-d )</text:p>
      <text:p text:style-name="P6"/>
      <text:p text:style-name="P6">EdicionesLibro(<text:span text:style-name="T2">#id libro</text:span><text:span text:style-name="T9">, </text:span><text:span text:style-name="T2">#ediciones</text:span>)</text:p>
      <text:p text:style-name="P6"><text:tab/><text:span text:style-name="T12">Id_libro → Libro(MC,BC)</text:span></text:p>
      <text:p text:style-name="P6"/>
      <text:p text:style-name="P6"/>
      <text:p text:style-name="P7">E<text:span text:style-name="T1">jercicio</text:span> 3:</text:p>
      <text:p text:style-name="P6"/>
      <text:p text:style-name="P6">Artículo(<text:span text:style-name="T2">#idArticulo</text:span><text:span text:style-name="T9">,</text:span> descripción, duración, fechaFab, <text:span text:style-name="T12">fechaCadu-d</text:span>)</text:p>
      <text:p text:style-name="P6"/>
      <text:p text:style-name="P6">PreciosArtículo(<text:span text:style-name="T2">#idArtículo</text:span><text:span text:style-name="T9">, </text:span><text:span text:style-name="T13">#precios</text:span>)</text:p>
      <text:p text:style-name="P6"><text:tab/><text:span text:style-name="T12">Id_Artículo → Artículo(MB,BC)</text:span></text:p>
      <text:p text:style-name="P8"/>
      <text:p text:style-name="P8"/>
      <text:p text:style-name="P9">E<text:span text:style-name="T1">jercicio</text:span> 4:</text:p>
      <text:p text:style-name="P8"/>
      <text:p text:style-name="P8">Cliente(<text:span text:style-name="T2">#idCliente</text:span><text:span text:style-name="T9">,</text:span> <text:span text:style-name="T11">DNI</text:span>, nombre, fechaNac, edad-*-d, calle, numero, edificio, portal)</text:p>
      <text:p text:style-name="P8"/>
      <text:p text:style-name="P8">TelefonosCliente(<text:span text:style-name="T2">#id_cliente</text:span><text:span text:style-name="T9">,</text:span> <text:span text:style-name="T2">#Teléfono</text:span><text:span text:style-name="T9">,</text:span>)</text:p>
      <text:p text:style-name="P8"><text:tab/>Id_cliente → Cliente(MC,BC)</text:p>
      <text:p text:style-name="P8">EmailCliente(<text:span text:style-name="T2">#id_cliente</text:span>, <text:span text:style-name="T2">#email</text:span><text:span text:style-name="T9">) </text:span></text:p>
      <text:p text:style-name="P10"><text:tab/><text:span text:style-name="T14">Id_cliente → Cliente(MC,BC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4T09:38:07.619586200</meta:creation-date>
    <dc:date>2025-11-17T10:11:58.862623900</dc:date>
    <meta:editing-duration>PT9M27S</meta:editing-duration>
    <meta:editing-cycles>2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19" meta:word-count="67" meta:character-count="667" meta:non-whitespace-character-count="612"/>
  </office:meta>
</office:document-meta>
</file>